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5200000016121B6A8C5AFDA753.png" manifest:media-type="image/png"/>
  <manifest:file-entry manifest:full-path="Pictures/10000201000000A300000165344BF3FE8E33F5A9.png" manifest:media-type="image/png"/>
  <manifest:file-entry manifest:full-path="Pictures/10000201000001C70000013B354F5C6A6AB93824.png" manifest:media-type="image/png"/>
  <manifest:file-entry manifest:full-path="Pictures/100002010000005200000016E16CE5DE19958E21.png" manifest:media-type="image/png"/>
  <manifest:file-entry manifest:full-path="Pictures/100000F1000008820000024F271A44028A827499.svg" manifest:media-type="image/svg+xml"/>
  <manifest:file-entry manifest:full-path="Pictures/100000E0000008820000024F2FDE05A9E622C578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3.3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text-properties fo:font-size="40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40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01cm" svg:height="5.608cm" svg:x="2.043cm" svg:y="8.747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1" draw:text-style-name="P1" draw:layer="layout" svg:width="8.101cm" svg:height="5.608cm" svg:x="17.918cm" svg:y="8.747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1" draw:text-style-name="P1" draw:layer="layout" svg:width="3.556cm" svg:height="7.789cm" svg:x="12.049cm" svg:y="3.117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2" draw:text-style-name="P3" draw:layer="layout" svg:width="3.302cm" svg:height="1.27cm" svg:x="4.556cm" svg:y="10.398cm">
          <draw:text-box>
            <text:p text:style-name="P2"><text:span text:style-name="T1">Player 1</text:span></text:p>
          </draw:text-box>
        </draw:frame>
        <draw:frame draw:style-name="gr2" draw:text-style-name="P3" draw:layer="layout" svg:width="3.429cm" svg:height="1.27cm" svg:x="20.431cm" svg:y="10.317cm">
          <draw:text-box>
            <text:p text:style-name="P2"><text:span text:style-name="T1">Player 2</text:span></text:p>
          </draw:text-box>
        </draw:frame>
        <draw:frame draw:style-name="gr3" draw:text-style-name="P3" draw:layer="layout" svg:width="2.54cm" svg:height="1.016cm" svg:x="12.557cm" svg:y="9.001cm">
          <draw:text-box>
            <text:p text:style-name="P2"><text:span text:style-name="T1">Server</text:span></text:p>
          </draw:text-box>
        </draw:frame>
        <draw:g>
          <draw:frame draw:style-name="gr1" draw:text-style-name="P1" draw:layer="layout" svg:width="2.177cm" svg:height="0.59cm" draw:transform="rotate (-0.450993078715334) translate (16.659cm 9.835cm)">
            <draw:image xlink:href="Pictures/100000E0000008820000024F2FDE05A9E622C578.svg" xlink:type="simple" xlink:show="embed" xlink:actuate="onLoad" loext:mime-type="image/svg+xml">
              <text:p/>
            </draw:image>
            <draw:image xlink:href="Pictures/100002010000005200000016E16CE5DE19958E21.png" xlink:type="simple" xlink:show="embed" xlink:actuate="onLoad" loext:mime-type="image/png"/>
          </draw:frame>
          <draw:frame draw:style-name="gr4" draw:text-style-name="P1" draw:layer="layout" svg:width="2.177cm" svg:height="0.59cm" draw:transform="rotate (2.69059957487446) translate (18.199cm 11.922cm)">
            <draw:image xlink:href="Pictures/100000F1000008820000024F271A44028A827499.svg" xlink:type="simple" xlink:show="embed" xlink:actuate="onLoad" loext:mime-type="image/svg+xml">
              <text:p/>
            </draw:image>
            <draw:image xlink:href="Pictures/100002010000005200000016121B6A8C5AFDA753.png" xlink:type="simple" xlink:show="embed" xlink:actuate="onLoad" loext:mime-type="image/png"/>
          </draw:frame>
        </draw:g>
        <draw:g>
          <draw:frame draw:style-name="gr1" draw:text-style-name="P1" draw:layer="layout" svg:width="2.177cm" svg:height="0.59cm" draw:transform="rotate (-2.54015219335255) translate (11.668cm 10.945cm)">
            <draw:image xlink:href="Pictures/100000E0000008820000024F2FDE05A9E622C578.svg" xlink:type="simple" xlink:show="embed" xlink:actuate="onLoad" loext:mime-type="image/svg+xml">
              <text:p/>
            </draw:image>
            <draw:image xlink:href="Pictures/100002010000005200000016E16CE5DE19958E21.png" xlink:type="simple" xlink:show="embed" xlink:actuate="onLoad" loext:mime-type="image/png"/>
          </draw:frame>
          <draw:frame draw:style-name="gr4" draw:text-style-name="P1" draw:layer="layout" svg:width="2.177cm" svg:height="0.59cm" draw:transform="rotate (0.601440460237246) translate (9.093cm 11.249cm)">
            <draw:image xlink:href="Pictures/100000F1000008820000024F271A44028A827499.svg" xlink:type="simple" xlink:show="embed" xlink:actuate="onLoad" loext:mime-type="image/svg+xml">
              <text:p/>
            </draw:image>
            <draw:image xlink:href="Pictures/100002010000005200000016121B6A8C5AFDA753.png" xlink:type="simple" xlink:show="embed" xlink:actuate="onLoad" loext:mime-type="image/png"/>
          </draw:frame>
        </draw:g>
        <draw:frame draw:style-name="gr5" draw:text-style-name="P5" draw:layer="layout" svg:width="14.478cm" svg:height="3.556cm" svg:x="6.731cm" svg:y="16.224cm">
          <draw:text-box>
            <text:p text:style-name="P4"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/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0T09:58:08.728886641</meta:creation-date>
    <dc:date>2020-02-20T10:12:44.689012239</dc:date>
    <meta:editing-duration>PT3M35S</meta:editing-duration>
    <meta:editing-cycles>1</meta:editing-cycles>
    <meta:document-statistic meta:object-count="13"/>
    <meta:generator>LibreOffice/6.3.4.2$Linux_X86_64 LibreOffice_project/30$Build-2</meta:generator>
  </office:meta>
</office:document-meta>
</file>